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2EF000001D16E31C16684D59F95.png" manifest:media-type="image/png"/>
  <manifest:file-entry manifest:full-path="Pictures/10000201000002EF000001D1926A45021B5A3AE6.png" manifest:media-type="image/png"/>
  <manifest:file-entry manifest:full-path="Pictures/1000020100000379000001F60B7C17A56E2C0DD1.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4BAD00004124000027AD96D8CABB76DC3305.svg" manifest:media-type="image/svg+xml"/>
  <manifest:file-entry manifest:full-path="Pictures/100002010000035F000002440D83225CAD4011BF.png" manifest:media-type="image/png"/>
  <manifest:file-entry manifest:full-path="Pictures/10019CF4000049D40000319C03FA063FA221C800.svg" manifest:media-type="image/svg+xml"/>
  <manifest:file-entry manifest:full-path="Pictures/1000020100000314000001E07693E743029E6E53.png" manifest:media-type="image/png"/>
  <manifest:file-entry manifest:full-path="Pictures/1000881D00004650000027745482679BF42A551C.svg" manifest:media-type="image/svg+xml"/>
  <manifest:file-entry manifest:full-path="Pictures/1000020100000352000001DD7C01BB458750D012.png" manifest:media-type="image/png"/>
  <manifest:file-entry manifest:full-path="Pictures/10002D430000498A00002982E1A5DFEB3F98D7BD.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2" style:family="paragraph" style:parent-style-name="Standard">
      <style:text-properties officeooo:paragraph-rsid="001ed0df"/>
    </style:style>
    <style:style style:name="P3" style:family="paragraph" style:parent-style-name="Text_20_body">
      <style:text-properties fo:font-variant="small-caps" officeooo:rsid="0020cc8c" officeooo:paragraph-rsid="001f92d3"/>
    </style:style>
    <style:style style:name="P4" style:family="paragraph" style:parent-style-name="Text_20_body">
      <style:text-properties fo:font-variant="small-caps" officeooo:paragraph-rsid="001ed0df"/>
    </style:style>
    <style:style style:name="P5" style:family="paragraph" style:parent-style-name="Text_20_body">
      <style:text-properties fo:font-variant="small-caps" officeooo:paragraph-rsid="001f92d3"/>
    </style:style>
    <style:style style:name="P6" style:family="paragraph" style:parent-style-name="Text_20_body">
      <style:text-properties fo:font-variant="small-caps" officeooo:rsid="0047ee3e" officeooo:paragraph-rsid="0047ee3e"/>
    </style:style>
    <style:style style:name="P7" style:family="paragraph" style:parent-style-name="Text_20_body">
      <style:text-properties officeooo:rsid="002874b7" officeooo:paragraph-rsid="001f92d3"/>
    </style:style>
    <style:style style:name="P8" style:family="paragraph" style:parent-style-name="Text_20_body">
      <style:text-properties officeooo:rsid="0020cc8c" officeooo:paragraph-rsid="001ed0df"/>
    </style:style>
    <style:style style:name="P9" style:family="paragraph" style:parent-style-name="Text_20_body">
      <style:text-properties officeooo:rsid="00323523" officeooo:paragraph-rsid="001ed0df"/>
    </style:style>
    <style:style style:name="P10" style:family="paragraph" style:parent-style-name="Text_20_body">
      <style:text-properties fo:font-variant="normal" fo:text-transform="none" officeooo:paragraph-rsid="001f92d3"/>
    </style:style>
    <style:style style:name="P11" style:family="paragraph" style:parent-style-name="Text_20_body">
      <style:text-properties fo:font-variant="normal" fo:text-transform="none" style:font-name="Consolas1" officeooo:rsid="0042b62f" officeooo:paragraph-rsid="0044311e" fo:background-color="#dee6ef"/>
    </style:style>
    <style:style style:name="P12" style:family="paragraph" style:parent-style-name="Text_20_body">
      <style:text-properties officeooo:paragraph-rsid="001f92d3"/>
    </style:style>
    <style:style style:name="P13" style:family="paragraph" style:parent-style-name="Text_20_body">
      <style:text-properties officeooo:rsid="0021196a" officeooo:paragraph-rsid="0021196a"/>
    </style:style>
    <style:style style:name="P14" style:family="paragraph" style:parent-style-name="Text_20_body">
      <style:text-properties officeooo:paragraph-rsid="0028f5e3"/>
    </style:style>
    <style:style style:name="P15" style:family="paragraph" style:parent-style-name="Text_20_body">
      <style:text-properties officeooo:paragraph-rsid="002da3c1"/>
    </style:style>
    <style:style style:name="P16" style:family="paragraph" style:parent-style-name="Text_20_body">
      <style:paragraph-properties fo:text-align="start" style:justify-single-word="false"/>
      <style:text-properties officeooo:paragraph-rsid="001f92d3"/>
    </style:style>
    <style:style style:name="P17" style:family="paragraph" style:parent-style-name="Text_20_body">
      <style:text-properties officeooo:paragraph-rsid="0044311e"/>
    </style:style>
    <style:style style:name="P18" style:family="paragraph" style:parent-style-name="Text_20_body">
      <style:text-properties officeooo:paragraph-rsid="001ed0df"/>
    </style:style>
    <style:style style:name="P19" style:family="paragraph" style:parent-style-name="Text_20_body">
      <style:paragraph-properties fo:break-before="page"/>
      <style:text-properties fo:font-variant="small-caps" officeooo:rsid="00323523" officeooo:paragraph-rsid="001ed0df"/>
    </style:style>
    <style:style style:name="P20" style:family="paragraph" style:parent-style-name="Text_20_body">
      <style:paragraph-properties fo:break-before="page"/>
      <style:text-properties fo:font-variant="small-caps" officeooo:rsid="00323523" officeooo:paragraph-rsid="0021196a"/>
    </style:style>
    <style:style style:name="P21" style:family="paragraph" style:parent-style-name="Text_20_body">
      <style:text-properties officeooo:paragraph-rsid="0048e613"/>
    </style:style>
    <style:style style:name="P22" style:family="paragraph" style:parent-style-name="Text_20_body">
      <style:text-properties officeooo:rsid="004f4009" officeooo:paragraph-rsid="004fe49b"/>
    </style:style>
    <style:style style:name="P23" style:family="paragraph" style:parent-style-name="Text_20_body">
      <style:text-properties fo:font-variant="normal" fo:text-transform="none" style:font-name="Consolas1" officeooo:rsid="0042b62f" officeooo:paragraph-rsid="004fe49b" fo:background-color="#dee6ef"/>
    </style:style>
    <style:style style:name="P24" style:family="paragraph" style:parent-style-name="Text_20_body">
      <style:paragraph-properties fo:text-align="start" style:justify-single-word="false"/>
      <style:text-properties fo:font-variant="normal" fo:text-transform="none" officeooo:rsid="0042cd4b" officeooo:paragraph-rsid="004fe49b"/>
    </style:style>
    <style:style style:name="P25" style:family="paragraph" style:parent-style-name="Text_20_body">
      <style:text-properties officeooo:paragraph-rsid="001ed0df"/>
    </style:style>
    <style:style style:name="P26" style:family="paragraph" style:parent-style-name="Text_20_body">
      <style:text-properties officeooo:rsid="0047ee3e" officeooo:paragraph-rsid="0052570f"/>
    </style:style>
    <style:style style:name="P27" style:family="paragraph" style:parent-style-name="Text_20_body">
      <style:text-properties officeooo:rsid="0048e613" officeooo:paragraph-rsid="0052570f"/>
    </style:style>
    <style:style style:name="T1" style:family="text">
      <style:text-properties style:text-position="super 58%" officeooo:rsid="0041fcbd"/>
    </style:style>
    <style:style style:name="T2" style:family="text">
      <style:text-properties officeooo:rsid="0023d5ae"/>
    </style:style>
    <style:style style:name="T3" style:family="text">
      <style:text-properties style:font-name="Consolas1" fo:background-color="#dee6ef" loext:char-shading-value="0"/>
    </style:style>
    <style:style style:name="T4" style:family="text">
      <style:text-properties officeooo:rsid="00255b69"/>
    </style:style>
    <style:style style:name="T5" style:family="text">
      <style:text-properties fo:font-weight="bold" style:font-weight-asian="bold" style:font-weight-complex="bold"/>
    </style:style>
    <style:style style:name="T6" style:family="text">
      <style:text-properties fo:font-weight="bold" officeooo:rsid="00255b69" style:font-weight-asian="bold" style:font-weight-complex="bold"/>
    </style:style>
    <style:style style:name="T7" style:family="text">
      <style:text-properties officeooo:rsid="002a8c70"/>
    </style:style>
    <style:style style:name="T8" style:family="text">
      <style:text-properties fo:font-style="italic" officeooo:rsid="002a8c70" style:font-style-asian="italic" style:font-style-complex="italic"/>
    </style:style>
    <style:style style:name="T9" style:family="text">
      <style:text-properties fo:font-style="normal" officeooo:rsid="002a8c70" style:font-style-asian="normal" style:font-style-complex="normal"/>
    </style:style>
    <style:style style:name="T10" style:family="text">
      <style:text-properties fo:font-style="normal" officeooo:rsid="002e53f4" style:font-style-asian="normal" style:font-style-complex="normal"/>
    </style:style>
    <style:style style:name="T11" style:family="text">
      <style:text-properties text:display="none"/>
    </style:style>
    <style:style style:name="T12" style:family="text">
      <style:text-properties fo:font-variant="normal" fo:text-transform="none"/>
    </style:style>
    <style:style style:name="T13" style:family="text">
      <style:text-properties fo:font-variant="normal" fo:text-transform="none" officeooo:rsid="00323523"/>
    </style:style>
    <style:style style:name="T14" style:family="text">
      <style:text-properties fo:font-variant="normal" fo:text-transform="none" officeooo:rsid="002790ad"/>
    </style:style>
    <style:style style:name="T15" style:family="text">
      <style:text-properties fo:font-variant="normal" fo:text-transform="none" officeooo:rsid="0028755f"/>
    </style:style>
    <style:style style:name="T16" style:family="text">
      <style:text-properties fo:font-variant="normal" fo:text-transform="none" officeooo:rsid="0028f5e3"/>
    </style:style>
    <style:style style:name="T17" style:family="text">
      <style:text-properties fo:font-variant="normal" fo:text-transform="none" style:font-name="Consolas1" officeooo:rsid="0028f5e3" fo:background-color="#dee6ef" loext:char-shading-value="0"/>
    </style:style>
    <style:style style:name="T18" style:family="text">
      <style:text-properties fo:font-variant="normal" fo:text-transform="none" style:font-name="Consolas1" officeooo:rsid="0030b5aa" fo:background-color="#dee6ef" loext:char-shading-value="0"/>
    </style:style>
    <style:style style:name="T19" style:family="text">
      <style:text-properties fo:font-variant="normal" fo:text-transform="none" style:font-name="Consolas1" officeooo:rsid="0042b62f" fo:background-color="#dee6ef" loext:char-shading-value="0"/>
    </style:style>
    <style:style style:name="T20" style:family="text">
      <style:text-properties fo:font-variant="normal" fo:text-transform="none" style:font-name="Consolas1" fo:font-size="12pt" fo:background-color="#dee6ef" loext:char-shading-value="0" style:font-size-asian="12pt" style:font-size-complex="12pt"/>
    </style:style>
    <style:style style:name="T21" style:family="text">
      <style:text-properties fo:font-variant="normal" fo:text-transform="none" style:font-name="Consolas1" officeooo:rsid="0042b62f" fo:background-color="transparent" loext:char-shading-value="0"/>
    </style:style>
    <style:style style:name="T22" style:family="text">
      <style:text-properties fo:font-variant="normal" fo:text-transform="none" officeooo:rsid="002ab97e"/>
    </style:style>
    <style:style style:name="T23" style:family="text">
      <style:text-properties fo:font-variant="normal" fo:text-transform="none" officeooo:rsid="002abd7c"/>
    </style:style>
    <style:style style:name="T24" style:family="text">
      <style:text-properties fo:font-variant="normal" fo:text-transform="none" fo:font-weight="bold" officeooo:rsid="002abd7c" style:font-weight-asian="bold" style:font-weight-complex="bold"/>
    </style:style>
    <style:style style:name="T25" style:family="text">
      <style:text-properties fo:font-variant="normal" fo:text-transform="none" fo:font-weight="bold" officeooo:rsid="003529af" style:font-weight-asian="bold" style:font-weight-complex="bold"/>
    </style:style>
    <style:style style:name="T26" style:family="text">
      <style:text-properties fo:font-variant="normal" fo:text-transform="none" fo:font-weight="bold" officeooo:rsid="0044311e" style:font-weight-asian="bold" style:font-weight-complex="bold"/>
    </style:style>
    <style:style style:name="T27" style:family="text">
      <style:text-properties fo:font-variant="normal" fo:text-transform="none" officeooo:rsid="002da3c1"/>
    </style:style>
    <style:style style:name="T28" style:family="text">
      <style:text-properties fo:font-variant="normal" fo:text-transform="none" officeooo:rsid="002ea5c3"/>
    </style:style>
    <style:style style:name="T29" style:family="text">
      <style:text-properties fo:font-variant="normal" fo:text-transform="none" officeooo:rsid="002fbc84"/>
    </style:style>
    <style:style style:name="T30" style:family="text">
      <style:text-properties fo:font-variant="normal" fo:text-transform="none" officeooo:rsid="00304447"/>
    </style:style>
    <style:style style:name="T31" style:family="text">
      <style:text-properties fo:font-variant="normal" fo:text-transform="none" officeooo:rsid="0030b5aa"/>
    </style:style>
    <style:style style:name="T32" style:family="text">
      <style:text-properties fo:font-variant="normal" fo:text-transform="none" officeooo:rsid="00325191"/>
    </style:style>
    <style:style style:name="T33" style:family="text">
      <style:text-properties fo:font-variant="normal" fo:text-transform="none" officeooo:rsid="0033b228"/>
    </style:style>
    <style:style style:name="T34" style:family="text">
      <style:text-properties fo:font-variant="normal" fo:text-transform="none" officeooo:rsid="003529af"/>
    </style:style>
    <style:style style:name="T35" style:family="text">
      <style:text-properties fo:font-variant="normal" fo:text-transform="none" officeooo:rsid="00296a67"/>
    </style:style>
    <style:style style:name="T36" style:family="text">
      <style:text-properties fo:font-variant="normal" fo:text-transform="none" officeooo:rsid="0023d5ae"/>
    </style:style>
    <style:style style:name="T37" style:family="text">
      <style:text-properties fo:font-variant="normal" fo:text-transform="none" officeooo:rsid="001fdaf7"/>
    </style:style>
    <style:style style:name="T38" style:family="text">
      <style:text-properties fo:font-variant="normal" fo:text-transform="none" officeooo:rsid="003772e8"/>
    </style:style>
    <style:style style:name="T39" style:family="text">
      <style:text-properties fo:font-variant="normal" fo:text-transform="none" officeooo:rsid="0037ae9e"/>
    </style:style>
    <style:style style:name="T40" style:family="text">
      <style:text-properties fo:font-variant="normal" fo:text-transform="none" officeooo:rsid="004026ca"/>
    </style:style>
    <style:style style:name="T41" style:family="text">
      <style:text-properties fo:font-variant="normal" fo:text-transform="none" officeooo:rsid="0042b62f"/>
    </style:style>
    <style:style style:name="T42" style:family="text">
      <style:text-properties fo:font-variant="normal" fo:text-transform="none" officeooo:rsid="0041fcbd"/>
    </style:style>
    <style:style style:name="T43" style:family="text">
      <style:text-properties fo:font-variant="normal" fo:text-transform="none" officeooo:rsid="0042b62f" fo:background-color="transparent" loext:char-shading-value="0"/>
    </style:style>
    <style:style style:name="T44" style:family="text">
      <style:text-properties fo:font-variant="normal" fo:text-transform="none" officeooo:rsid="0042cd4b"/>
    </style:style>
    <style:style style:name="T45" style:family="text">
      <style:text-properties fo:font-variant="normal" fo:text-transform="none" officeooo:rsid="0044311e"/>
    </style:style>
    <style:style style:name="T46" style:family="text">
      <style:text-properties fo:font-variant="normal" fo:text-transform="none" fo:color="#000080" fo:language="zxx" fo:country="none" style:text-underline-style="solid" style:text-underline-width="auto" style:text-underline-color="font-color" officeooo:rsid="0041fcbd" style:language-asian="zxx" style:country-asian="none" style:language-complex="zxx" style:country-complex="none"/>
    </style:style>
    <style:style style:name="T47" style:family="text">
      <style:text-properties fo:font-variant="normal" fo:text-transform="none" officeooo:rsid="004fe49b"/>
    </style:style>
    <style:style style:name="T48" style:family="text">
      <style:text-properties officeooo:rsid="0041fcbd"/>
    </style:style>
    <style:style style:name="T49" style:family="text">
      <style:text-properties officeooo:rsid="0048e613"/>
    </style:style>
    <style:style style:name="T50" style:family="text">
      <style:text-properties officeooo:rsid="004fe49b"/>
    </style:style>
    <style:style style:name="T51" style:family="text">
      <style:text-properties officeooo:rsid="0052570f"/>
    </style:style>
    <style:style style:name="T52" style:family="text">
      <style:text-properties fo:font-variant="small-caps" fo:color="#000080" fo:language="zxx" fo:country="none" style:text-underline-style="solid" style:text-underline-width="auto" style:text-underline-color="font-color" style:language-asian="zxx" style:country-asian="none" style:language-complex="zxx" style:country-complex="none"/>
    </style:style>
    <style:style style:name="T53" style:family="text">
      <style:text-properties fo:font-variant="small-caps" fo:color="#000080" fo:language="zxx" fo:country="none" style:text-underline-style="solid" style:text-underline-width="auto" style:text-underline-color="font-color" officeooo:rsid="0052570f" style:language-asian="zxx" style:country-asian="none" style:language-complex="zxx" style:country-complex="none"/>
    </style:style>
    <style:style style:name="T54"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avid M Vermillion</text:p>
      <text:p text:style-name="P2"><text:a xlink:type="simple" xlink:href="https://davidmvermillion.com/" text:style-name="Internet_20_link" text:visited-style-name="Visited_20_Internet_20_Link">davidmvermillion.com</text:a></text:p>
      <text:p text:style-name="P2"><text:span text:style-name="T48">August 8</text:span><text:span text:style-name="T1">th</text:span>, 2020</text:p>
      <text:p text:style-name="P4"/>
      <text:section text:style-name="Sect1" text:name="Abstract">
        <text:p text:style-name="P5"><text:reference-mark-start text:name="Abstract"/>A<text:span text:style-name="T2">bstract</text:span><text:reference-mark-end text:name="Abstract"/></text:p>
        <text:p text:style-name="P16"><text:span text:style-name="T12">This project exists as a quick reference </text:span><text:span text:style-name="T35">guide</text:span><text:span text:style-name="T12"> for the work required to achieve simple graphs </text:span><text:span text:style-name="T36">while</text:span><text:span text:style-name="T12"> showing </text:span><text:span text:style-name="T36">how</text:span><text:span text:style-name="T12"> common programs </text:span><text:span text:style-name="T36">develop those graphs</text:span><text:span text:style-name="T12">. Some graphs are created using a GUI and some using command line coding. More </text:span><text:span text:style-name="T36">customization is possible than is shown in this document. </text:span><text:span text:style-name="T39">This document shows the approximate workload and default or near-default design philosophies of each program. </text:span><text:span text:style-name="T36">Graphing examples are shown using </text:span><text:bookmark-start text:name="Google Sheets (Abstract)"/><text:a xlink:type="simple" xlink:href="#Google Sheets (Text)" text:style-name="Internet_20_link" text:visited-style-name="Visited_20_Internet_20_Link"><text:span text:style-name="T36">Google Sheets</text:span></text:a><text:bookmark-end text:name="Google Sheets (Abstract)"/><text:span text:style-name="T36">, </text:span><text:bookmark-start text:name="Microsoft Excel (Abstract)"/><text:a xlink:type="simple" xlink:href="#Microsoft Excel (Text)" text:style-name="Internet_20_link" text:visited-style-name="Visited_20_Internet_20_Link"><text:span text:style-name="T36">Excel</text:span></text:a><text:bookmark-end text:name="Microsoft Excel (Abstract)"/><text:span text:style-name="T36">, </text:span><text:bookmark-start text:name="LibreCalc (Abstract)"/><text:a xlink:type="simple" xlink:href="#LibreCalc (Section)" text:style-name="Internet_20_link" text:visited-style-name="Visited_20_Internet_20_Link"><text:span text:style-name="T36">LibreCalc</text:span></text:a><text:bookmark-end text:name="LibreCalc (Abstract)"/><text:span text:style-name="T36">, Matlab, Mathematica, g</text:span><text:span text:style-name="T38">gplot, Gluviz, GNU Octave, gnuplot, Matplotlib, Pandas, Past, R Studio, and Sagemath</text:span><text:span text:style-name="T36">. </text:span><text:span text:style-name="T12">The dataset used for this project was created in Google Sheets using the code snippet </text:span><text:span text:style-name="T20">=RANDBETWEEN(1,100)</text:span><text:span text:style-name="T12"> </text:span><text:span text:style-name="T37">across a swath of cells 2 rows wide and 50 columns deep. The column to the left was set from 1 to 50 to label the counts of each data series, resulting in a file with 3 columns and 50 rows. This document was created using LibreOffice Writer in an .odt file before being exported as a PDF for distribution to maintain formatting across viewing devices.</text:span></text:p>
        <text:p text:style-name="P10"/>
      </text:section>
      <text:section text:style-name="Sect1" text:name="Sheets">
        <text:p text:style-name="P3"><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12"><text:span text:style-name="T4">Using the originating spreadsheet, the first graph (</text:span><text:bookmark-start text:name="Figure 1 (Text)"/><text:a xlink:type="simple" xlink:href="#Figure 1 (Graph)" text:style-name="Internet_20_link" text:visited-style-name="Visited_20_Internet_20_Link"><text:span text:style-name="T6">Figure 1</text:span></text:a><text:bookmark-end text:name="Figure 1 (Text)"/><text:span text:style-name="T4">)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7"><text:bookmark-start text:name="Figure 2 (Text)"/><text:soft-page-break/><text:a xlink:type="simple" xlink:href="#Figure 2 (Graph)" text:style-name="Internet_20_link" text:visited-style-name="Visited_20_Internet_20_Link"><text:span text:style-name="T5">Figure 2</text:span></text:a><text:bookmark-end text:name="Figure 2 (Text)"/> is obtained by tweaking the existing chart to create a histogram as shown. Under Setup, the Chart Type drop-down list contains a histogram option. Under Data Range, the data was changed from <text:span text:style-name="T3">A1:C50</text:span> to <text:span text:style-name="T3">B1:C50</text:span> to filter out the existing count column. <text:span text:style-name="T7">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8">random</text:span><text:span text:style-name="T9"> numbers. No further customizations were made. </text:span><text:span text:style-name="T10">All changes made were executed through the GUI.</text:span></text:p>
      </text:section>
      <text:p text:style-name="P8"><draw:frame draw:style-name="fr1" draw:name="Frame1" text:anchor-type="paragraph" svg:width="6.2602in" draw:z-index="0"><draw:text-box fo:min-height="3.8752in"><text:p text:style-name="Figure"><draw:frame draw:style-name="fr3"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1"><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draw:frame draw:style-name="fr1" draw:name="Frame2" text:anchor-type="paragraph" svg:width="6.2602in" draw:z-index="2"><draw:text-box fo:min-height="3.8752in"><text:p text:style-name="Figure"><draw:frame draw:style-name="fr3"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1"><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20"><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14"><text:span text:style-name="T13">The Google Sheets dataset was downloaded as a .xlsx file for use in Microsoft Excel. </text:span><text:span text:style-name="T14">Following the menu options (</text:span><text:span text:style-name="T27">Ribbon Bar &gt; </text:span><text:span text:style-name="T14">Insert &gt; Scatter) populated a scatterplot from the selected range. Double-clicking the default chart title allowed it to be changed as shown. Clicking the GUI to add a chart element and selecting Axis Titles </text:span><text:span text:style-name="T15">populated default titles which could then be changed through a double-click action. </text:span><text:span text:style-name="T16">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17">=SERIES(,Data!$A$1:$A$50,Data!$C$1:$C$50,2)</text:span><text:span text:style-name="T16"> as the series selection while checking Series 2 on the graph. </text:span><text:span text:style-name="T23">No further changes were made. All settings were completed using the GUI.</text:span><text:span text:style-name="T16"> </text:span><text:span text:style-name="T22">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24">Figure 3</text:span></text:a><text:bookmark-end text:name="Figure 3 (Text)"/><text:span text:style-name="T22"> </text:span><text:span text:style-name="T23">was pasted </text:span><text:span text:style-name="T22">into Inkscape to save as an SVG. </text:span><text:span text:style-name="T23">The dotted trendlines display in Excel and Inkscape as ~ 20% of the series dot size. They currently show as ~ 80% of the series dot size in this document. </text:span></text:p>
        <text:p text:style-name="P15"><text:span text:style-name="T27">Selecting a</text:span><text:span text:style-name="T28">ll three columns,</text:span><text:span text:style-name="T27"> a histogram was created by the same path of (Ribbon Bar &gt; Insert &gt; Histogram). This time the graph was proportionally scaled by clicking the right top corner and dragging while holding down the shift key. </text:span><text:span text:style-name="T29">Axis titles were inserted as before. </text:span><text:span text:style-name="T30">The data series had to be readjusted by following the path (Ribbon Bar &gt; Chart Design &gt; Select Data). </text:span><text:span text:style-name="T33">Column A was renamed as Positions, </text:span><text:span text:style-name="T30">Column B </text:span><text:span text:style-name="T32"><text:s/></text:span><text:span text:style-name="T30">as Series 1, and Column C as Series 2. </text:span><text:span text:style-name="T31">Series 2 data selection was coded as </text:span><text:span text:style-name="T18">=Data!$C$18:$C$50</text:span><text:span text:style-name="T31"> as displayed during the selection process. </text:span><text:span text:style-name="T33">Positions was also placed into the Horizontal (Category) Axis Labels. After selecting the horizontal axis, going to the window with (Format Axis &gt; Axis Options &gt; Axis Options) the bin width was manually adjusted to 15. </text:span><text:span text:style-name="T34">This resulted in </text:span><text:bookmark-start text:name="Figure 4 (Text)"/><text:a xlink:type="simple" xlink:href="#Figure 4 (Graph)" text:style-name="Internet_20_link" text:visited-style-name="Visited_20_Internet_20_Link"><text:span text:style-name="T25">Figure 4</text:span></text:a><text:bookmark-end text:name="Figure 4 (Text)"/><text:a xlink:type="simple" xlink:href="#Figure 4 (Graph)" text:style-name="Internet_20_link" text:visited-style-name="Visited_20_Internet_20_Link"><text:span text:style-name="T34">.</text:span></text:a><text:span text:style-name="T34"> It therefore appears that default histogram plotting of multivariate data is not currently an option in Excel. However, the workaround is explained in the following paragraph.</text:span></text:p>
        <text:p text:style-name="P17"><text:span text:style-name="T40">U</text:span><text:span text:style-name="T42">tilizing hints from this 2010 University of Oregon </text:span><text:a xlink:type="simple" xlink:href="http://www.uoxray.uoregon.edu/phys290/Alternative%20ways%20to%20create%20histograms%20in%20Excel.pdf" text:style-name="Internet_20_link" text:visited-style-name="Visited_20_Internet_20_Link"><text:span text:style-name="T46">c</text:span></text:a><text:a xlink:type="simple" xlink:href="http://www.uoxray.uoregon.edu/phys290/Alternative%20ways%20to%20create%20histograms%20in%20Excel.pdf" text:style-name="Internet_20_link" text:visited-style-name="Visited_20_Internet_20_Link"><text:span text:style-name="T42">lass </text:span></text:a><text:a xlink:type="simple" xlink:href="http://www.uoxray.uoregon.edu/phys290/Alternative%20ways%20to%20create%20histograms%20in%20Excel.pdf" text:style-name="Internet_20_link" text:visited-style-name="Visited_20_Internet_20_Link"><text:span text:style-name="T45">handout</text:span></text:a><text:span text:style-name="T42">, the following s</text:span><text:span text:style-name="T45">teps were</text:span><text:span text:style-name="T42"> devised</text:span><text:span text:style-name="T45"> after creating a second data sheet for continuity</text:span><text:span text:style-name="T42">: First, </text:span><text:span text:style-name="T41">Series 1 and Series 2 stats were placed as described using the </text:span><text:span text:style-name="T19">MIN, AVERAGE, MAX</text:span><text:span text:style-name="T21">,</text:span><text:span text:style-name="T43"> and </text:span><text:span text:style-name="T19">STDEV.S</text:span><text:span text:style-name="T41"> functions. Next, bins were set in increments of 20 from 0 to 100. The count formula was entered with this as a sample: </text:span></text:p>
        <text:p text:style-name="P11">=COUNTIF($B$2:$B$51,"&gt;="&amp;E8)-COUNTIF($B$2:$B$51,"&gt;="&amp;E9)</text:p>
        <text:p text:style-name="P17"><text:span text:style-name="T44">A clustered column was selected from the ribbon bar for inserting charts with data from each series counts included, but not the bins. </text:span><text:span text:style-name="T45">The chart title was changed for consistency. Right clicking on the chart, Select Data was chosen. Editing the Horizontal (Category) Axis Labels brought up a window to select the range, which allowed the Bin values to be selected. Right clicking one of the bars, the menu option Format Data Series brought up an option to change the Gap Width from the default 150% to 70% for this demo. Horizontal and vertical labels were created and changed as previously discussed. </text:span><text:bookmark-start text:name="Figure 5 (Text)"/><text:a xlink:type="simple" xlink:href="#Figure 5 (Graph)" text:style-name="Internet_20_link" text:visited-style-name="Visited_20_Internet_20_Link"><text:span text:style-name="T26">Figure 5</text:span></text:a><text:bookmark-end text:name="Figure 5 (Text)"/><text:span text:style-name="T45"> was exported as the past Excel charts were.</text:span></text:p>
        <text:p text:style-name="P19"/>
      </text:section>
      <text:p text:style-name="P9"><draw:frame draw:style-name="fr1" draw:name="Frame3" text:anchor-type="paragraph" svg:width="6.4098in" draw:z-index="4"><draw:text-box fo:min-height="3.9047in"><text:p text:style-name="Figure"><draw:frame draw:style-name="fr4"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11"><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Frame4" text:anchor-type="paragraph" svg:width="6.4209in" draw:z-index="6"><draw:text-box fo:min-height="4.6228in"><text:p text:style-name="Figure"><draw:frame draw:style-name="fr3"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11"><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Frame5" text:anchor-type="paragraph" svg:width="6.5654in" draw:z-index="8"><draw:text-box fo:min-height="3.9984in"><text:p text:style-name="Figure"><draw:frame draw:style-name="fr3" draw:name="Image5" text:anchor-type="as-char" svg:width="6.5654in" style:rel-width="100%" svg:height="3.9984in" style:rel-height="scale" draw:z-index="9"><draw:image xlink:href="Pictures/10004BAD00004124000027AD96D8CABB76DC3305.svg" xlink:type="simple" xlink:show="embed" xlink:actuate="onLoad" loext:mime-type="image/svg+xml"/><draw:image xlink:href="Pictures/1000020100000314000001E07693E743029E6E53.png" xlink:type="simple" xlink:show="embed" xlink:actuate="onLoad" loext:mime-type="image/png"/></draw:frame><text:span text:style-name="T11"><text:line-break/></text:span><text:bookmark-start text:name="Figure 5 (Graph)"/><text:a xlink:type="simple" xlink:href="#Figure 5 (Text)" text:style-name="Internet_20_link" text:visited-style-name="Visited_20_Internet_20_Link">Figure </text:a><text:a xlink:type="simple" xlink:href="#Figure 5 (Text)" text:style-name="Internet_20_link" text:visited-style-name="Visited_20_Internet_20_Link"><text:sequence text:ref-name="refFigure4" text:name="Figure" text:formula="ooow:Figure+1" style:num-format="1">5</text:sequence></text:a><text:bookmark-end text:name="Figure 5 (Graph)"/>: Excel Histogram with Two Data Series on Same Chart</text:p></draw:text-box></draw:frame><text:soft-page-break/></text:p>
      <text:p text:style-name="P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section text:style-name="Sect1" text:name="LibreCalc">
        <text:p text:style-name="P6"><text:bookmark-start text:name="LibreCalc (Section)"/><text:a xlink:type="simple" xlink:href="#LibreCalc (Abstract)" text:style-name="Internet_20_link" text:visited-style-name="Visited_20_Internet_20_Link">LibreCalc</text:a><text:bookmark-end text:name="LibreCalc (Section)"/></text:p>
        <text:p text:style-name="P21"><text:span text:style-name="T49">A fresh OpenDocument Sheet was downloaded from Google Sheets to start. This exported the entire sheet with both tabs, so the frozen version was retained. Left click row 1 &gt; Insert Rows Above was chosen to give the data set space to be labeled as the titles used in the Excel Spreadsheet. After selecting the entire data set, the menu path Insert &gt; Chart was followed to open a chart. A 4-step Chart Wizard was opened to create the desired chart. XY (Scatter) was chosen to create a scatterplot. Under the Data Range selection, the second checkbox selection was made so that the first column and row were the labels. Under chart elements, the Title, X Axis, and Y Axis fields were populated as shown. After selecting Finish, each data series was selected. Following Insert &gt; Trend Line, a linear regression was chosen and Show Equation was toggled on. Double-clicking the equation opens another window. Font Effects &gt; Font Color allowed the option to change the color of the equations so they could be distinguished. The equation decimal places were changed by right-clicking the equation &gt; Format Trendline Equation… &gt; Numbers and changing the decimal places to 2. Right-clicking the chart (after exiting the editing phase) and selecting Export As Image allowed the SVG to be easily exported. </text:span><text:bookmark-start text:name="Figure 6 (Text)"/><text:a xlink:type="simple" xlink:href="#Figure 6 (Graph)" text:style-name="Internet_20_link" text:visited-style-name="Visited_20_Internet_20_Link"><text:span text:style-name="T49">Figure 6</text:span></text:a><text:bookmark-end text:name="Figure 6 (Text)"/><text:span text:style-name="T49"> is the result.</text:span></text:p>
        <text:p text:style-name="P22">No native histogram option exists, so similar workaround steps were performed to create it as shown for Excel. <text:span text:style-name="T42">First, </text:span><text:span text:style-name="T41">Series 1 and Series 2 stats were placed as described using the </text:span><text:span text:style-name="T19">MIN, AVERAGE, MAX</text:span><text:span text:style-name="T21">,</text:span><text:span text:style-name="T43"> and </text:span><text:span text:style-name="T19">STDEV.S</text:span><text:span text:style-name="T41"> functions. Next, bins were set in increments of 20 from 0 to 100 </text:span><text:span text:style-name="T47">using the extension handle and double-clicking</text:span><text:span text:style-name="T41">. The count formula was entered with this as a sample: </text:span></text:p>
        <text:p text:style-name="P23">=COUNTIF($B$2:$B$51,"&gt;="&amp;E8)-COUNTIF($B$2:$B$51,"&gt;="&amp;E9)</text:p>
        <text:p text:style-name="P24"><text:soft-page-break/>S<text:span text:style-name="T50">electing Insert &gt; Chart &gt; Column allowed the creation of the standard histogram. All previous adjustments were made as described. To adjust the spacing, right-click a bar, select Format Data Series, and set spacing to 70%. Results shown in </text:span><text:bookmark-start text:name="Figure 7 (Text)"/><text:a xlink:type="simple" xlink:href="#Figure 7 (Graph)" text:style-name="Internet_20_link" text:visited-style-name="Visited_20_Internet_20_Link"><text:span text:style-name="T50">Figure 7</text:span></text:a><text:bookmark-end text:name="Figure 7 (Text)"/><text:span text:style-name="T50">.</text:span></text:p>
      </text:section>
      <text:p text:style-name="P18"><draw:frame draw:style-name="fr1" draw:name="Frame6" text:anchor-type="paragraph" svg:width="7.0866in" draw:z-index="10"><draw:text-box fo:min-height="3.9764in"><text:p text:style-name="Figure"><draw:frame draw:style-name="fr3" draw:name="Image6" text:anchor-type="as-char" svg:width="7.0866in" style:rel-width="100%" svg:height="3.9764in" style:rel-height="scale" draw:z-index="11"><draw:image xlink:href="Pictures/1000881D00004650000027745482679BF42A551C.svg" xlink:type="simple" xlink:show="embed" xlink:actuate="onLoad" loext:mime-type="image/svg+xml"/><draw:image xlink:href="Pictures/1000020100000352000001DD7C01BB458750D012.png" xlink:type="simple" xlink:show="embed" xlink:actuate="onLoad" loext:mime-type="image/png"/></draw:frame><text:span text:style-name="T11"><text:line-break/></text:span><text:bookmark-start text:name="Figure 6 (Graph)"/><text:a xlink:type="simple" xlink:href="#Figure 6 (Text)" text:style-name="Internet_20_link" text:visited-style-name="Visited_20_Internet_20_Link">Figure </text:a><text:a xlink:type="simple" xlink:href="#Figure 6 (Text)" text:style-name="Internet_20_link" text:visited-style-name="Visited_20_Internet_20_Link"><text:sequence text:ref-name="refFigure5" text:name="Figure" text:formula="ooow:Figure+1" style:num-format="1">6</text:sequence></text:a><text:bookmark-end text:name="Figure 6 (Graph)"/>: LibreCalc Scatterplot</text:p></draw:text-box></draw:frame></text:p>
      <text:p text:style-name="P18"><draw:frame draw:style-name="fr1" draw:name="Frame7" text:anchor-type="paragraph" svg:width="7.4118in" draw:z-index="12"><draw:text-box fo:min-height="4.1835in"><text:p text:style-name="Figure"><draw:frame draw:style-name="fr2" draw:name="Image7" text:anchor-type="as-char" svg:width="7.4118in" style:rel-width="100%" svg:height="4.1835in" style:rel-height="scale" draw:z-index="13"><draw:image xlink:href="Pictures/10002D430000498A00002982E1A5DFEB3F98D7BD.svg" xlink:type="simple" xlink:show="embed" xlink:actuate="onLoad" loext:mime-type="image/svg+xml"/><draw:image xlink:href="Pictures/1000020100000379000001F60B7C17A56E2C0DD1.png" xlink:type="simple" xlink:show="embed" xlink:actuate="onLoad" loext:mime-type="image/png"/></draw:frame><text:span text:style-name="T11"><text:line-break/></text:span><text:bookmark-start text:name="Figure 7 (Graph)"/><text:a xlink:type="simple" xlink:href="#Figure 7 (Text)" text:style-name="Internet_20_link" text:visited-style-name="Visited_20_Internet_20_Link">Figure </text:a><text:a xlink:type="simple" xlink:href="#Figure 7 (Text)" text:style-name="Internet_20_link" text:visited-style-name="Visited_20_Internet_20_Link"><text:sequence text:ref-name="refFigure6" text:name="Figure" text:formula="ooow:Figure+1" style:num-format="1">7</text:sequence></text:a>:<text:bookmark-end text:name="Figure 7 (Graph)"/> LibreCalc Histogram</text:p></draw:text-box></draw:frame><text:soft-page-break/></text:p>
      <text:section text:style-name="Sect2" text:name="Matlab">
        <text:p text:style-name="P26"><text:bookmark-start text:name="LibreCalc (Section)1"/><text:a xlink:type="simple" xlink:href="#LibreCalc (Abstract)" text:style-name="Internet_20_link" text:visited-style-name="Visited_20_Internet_20_Link"><text:span text:style-name="T52">M</text:span></text:a><text:bookmark-end text:name="LibreCalc (Section)1"/><text:span text:style-name="T53">atlab</text:span></text:p>
        <text:p text:style-name="P27">T<text:span text:style-name="T51">he downloaded CSV served as the starting point. </text:span></text:p>
      </text:section>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7</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8-14T18:34:33.076000000</dc:date>
    <meta:editing-duration>PT3H17M42S</meta:editing-duration>
    <meta:editing-cycles>43</meta:editing-cycles>
    <meta:generator>LibreOffice/6.3.6.2$Windows_X86_64 LibreOffice_project/2196df99b074d8a661f4036fca8fa0cbfa33a497</meta:generator>
    <meta:document-statistic meta:table-count="0" meta:image-count="7" meta:object-count="0" meta:page-count="7" meta:paragraph-count="30" meta:word-count="1385" meta:character-count="8420" meta:non-whitespace-character-count="7060"/>
  </office:meta>
</office:document-meta>
</file>